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8"/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 style:list-style-name="L11"/>
    <style:style style:name="P10" style:family="paragraph" style:parent-style-name="Standard" style:list-style-name="L1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------------------------------Tasques NADAL ----------------------------------------------------</text:p>
      <text:p text:style-name="Standard"/>
      <text:p text:style-name="Standard">Practica</text:p>
      <text:list xml:id="list8681508408025480967" text:style-name="L1">
        <text:list-item>
          <text:p text:style-name="P1">Acabar simulador múltiple robots</text:p>
        </text:list-item>
      </text:list>
      <text:list xml:id="list8669822615318692545" text:style-name="L2">
        <text:list-item>
          <text:p text:style-name="P2">Afegir config files</text:p>
        </text:list-item>
        <text:list-item>
          <text:p text:style-name="P2">Modificar el plotting del tot </text:p>
        </text:list-item>
        <text:list-item>
          <text:p text:style-name="P2">Test que funcioni tot junt</text:p>
          <text:list>
            <text:list-item>
              <text:p text:style-name="P2">Dos agents, cada un amb el seu controlador </text:p>
              <text:p text:style-name="P2"/>
            </text:list-item>
          </text:list>
        </text:list-item>
      </text:list>
      <text:list xml:id="list7094893048716466110" text:style-name="L8">
        <text:list-item>
          <text:p text:style-name="P6">Fer tests amb CARLA </text:p>
        </text:list-item>
      </text:list>
      <text:list xml:id="list739572205079292522" text:style-name="L9">
        <text:list-item>
          <text:list>
            <text:list-item>
              <text:p text:style-name="P7">Intentar executar un exemple </text:p>
            </text:list-item>
            <text:list-item>
              <text:p text:style-name="P7">Intentar que me funcioni </text:p>
            </text:list-item>
            <text:list-item>
              <text:p text:style-name="P7">Investigar com utilitzarlo sense GUI</text:p>
            </text:list-item>
          </text:list>
        </text:list-item>
      </text:list>
      <text:p text:style-name="Standard"/>
      <text:p text:style-name="Standard"/>
      <text:p text:style-name="Standard">Teoria </text:p>
      <text:list xml:id="list2925081853651973454" text:style-name="L5">
        <text:list-item>
          <text:p text:style-name="P4">Plantejar el controlador per a deixarlo una mica tancat de cara al tornar a UK </text:p>
        </text:list-item>
      </text:list>
      <text:list xml:id="list4227099003216025061" text:style-name="L6">
        <text:list-item>
          <text:list>
            <text:list-item>
              <text:p text:style-name="P5">Val la pena complicar mes el obstacle avoidance o tindriem que testejar el que ha esta fet primer?</text:p>
            </text:list-item>
            <text:list-item>
              <text:p text:style-name="P5">Que s´ha fet amb LPV dins del multiagent</text:p>
            </text:list-item>
            <text:list-item>
              <text:p text:style-name="P5">Hi ha alguna via alternativa respecte a la formulacio distribuida que estem estudiant? <text:s/></text:p>
            </text:list-item>
          </text:list>
        </text:list-item>
      </text:list>
      <text:p text:style-name="Standard"/>
      <text:p text:style-name="Standard">Papers </text:p>
      <text:list xml:id="list5381772715226631331" text:style-name="L3">
        <text:list-item>
          <text:p text:style-name="P3">Demanar papers al Vicens pel tema de la estada → Q tinc que fer a la UPC?</text:p>
          <text:p text:style-name="P3"/>
          <text:p text:style-name="P3"/>
        </text:list-item>
      </text:list>
      <text:p text:style-name="Standard">Empresa </text:p>
      <text:list xml:id="list9191262659998454873" text:style-name="L10">
        <text:list-item>
          <text:p text:style-name="P8">Acabar de estudiar el exemple de NVIDIA → Com fer off the shelf + transfer learning </text:p>
        </text:list-item>
        <text:list-item>
          <text:p text:style-name="P8">Llegir Nvidia tensor RT docu</text:p>
        </text:list-item>
        <text:list-item>
          <text:p text:style-name="P8">Llegir jetson inference docu</text:p>
        </text:list-item>
        <text:list-item>
          <text:p text:style-name="P8">Preparar el power point per aquestes activitats </text:p>
        </text:list-item>
      </text:list>
      <text:p text:style-name="Standard"/>
      <text:p text:style-name="Standard"/>
      <text:p text:style-name="Standard">---------------------------------------------TODO TODAY--------------------------------------------------------</text:p>
      <text:list xml:id="list7533973059280491607" text:style-name="L11">
        <text:list-item>
          <text:p text:style-name="P9">Preparar reunio Vicens</text:p>
          <text:list>
            <text:list-item>
              <text:p text:style-name="P9">Revisar els papers que vaig estar fullejant </text:p>
            </text:list-item>
            <text:list-item>
              <text:p text:style-name="P9">Revisar la teoria que vaig estar fent</text:p>
            </text:list-item>
            <text:list-item>
              <text:p text:style-name="P9">Explicarli que aquestes dues setmanes he estat avansant el tema de la programacio, que estic perdut amb tot lo de la teoria i a veure cap a on ho podriem tirar</text:p>
              <text:p text:style-name="P9"/>
            </text:list-item>
          </text:list>
        </text:list-item>
        <text:list-item>
          <text:p text:style-name="P9">Tema NVIDIA → Donar una repasada al tutorial per veure que em falta fer, que tinc fet i que podem aprofitar</text:p>
        </text:list-item>
      </text:list>
      <text:p text:style-name="Standard"/>
      <text:p text:style-name="Standard">---------------------------------------------TODO Setmana--------------------------------------------------------</text:p>
      <text:p text:style-name="Standard"/>
      <text:list xml:id="list2130420861293662229" text:style-name="L13">
        <text:list-item>
          <text:p text:style-name="P10">Aplicar el que surti de la reunio de dema </text:p>
        </text:list-item>
        <text:list-item>
          <text:p text:style-name="P10">Acabar la part practica del curs </text:p>
        </text:list-item>
      </text:list>
      <text:p text:style-name="Standard"/>
      <text:p text:style-name="Standard">------------------------------------------TODO Setmana q ve-----------------------------------------------------</text:p>
      <text:p text:style-name="Standard"/>
      <text:list xml:id="list36782732" text:continue-numbering="true" text:style-name="L13">
        <text:list-item>
          <text:p text:style-name="P10">Comentar alex / mario el que tinc fet</text:p>
          <text:p text:style-name="P10"><text:soft-page-break/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  Facerias Pelegri</meta:initial-creator>
    <meta:creation-date>2022-12-12T13:24:48.16</meta:creation-date>
    <dc:date>2022-12-12T16:55:49.39</dc:date>
    <dc:creator>Marc  Facerias Pelegri</dc:creator>
    <meta:editing-duration>PT3H39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2" meta:paragraph-count="35" meta:word-count="282" meta:character-count="1824"/>
  </office:meta>
</office:document-meta>
</file>